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187cm"/>
    </style:style>
    <style:style style:name="co3" style:family="table-column">
      <style:table-column-properties fo:break-before="auto" style:column-width="11.257cm"/>
    </style:style>
    <style:style style:name="co4" style:family="table-column">
      <style:table-column-properties fo:break-before="auto" style:column-width="7.214cm"/>
    </style:style>
    <style:style style:name="co5" style:family="table-column">
      <style:table-column-properties fo:break-before="auto" style:column-width="8.879cm"/>
    </style:style>
    <style:style style:name="co6" style:family="table-column">
      <style:table-column-properties fo:break-before="auto" style:column-width="2.427cm"/>
    </style:style>
    <style:style style:name="co7" style:family="table-column">
      <style:table-column-properties fo:break-before="auto" style:column-width="11.06cm"/>
    </style:style>
    <style:style style:name="co8" style:family="table-column">
      <style:table-column-properties fo:break-before="auto" style:column-width="10.266cm"/>
    </style:style>
    <style:style style:name="co9" style:family="table-column">
      <style:table-column-properties fo:break-before="auto" style:column-width="6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Building No.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Shenzhen New World Communication Electronics Market</text:p>
          </table:table-cell>
          <table:table-cell office:value-type="string">
            <text:p>http://oomlout.co.uk/pages/hqbs-huaqiangbeisystem-01</text:p>
          </table:table-cell>
          <table:table-cell office:value-type="float" office:value="22.539889">
            <text:p>22.53988900000000</text:p>
          </table:table-cell>
          <table:table-cell office:value-type="float" office:value="114.091685">
            <text:p>114.0916850000000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Macheng Building</text:p>
          </table:table-cell>
          <table:table-cell office:value-type="string">
            <text:p>http://oomlout.co.uk/pages/hqbs-huaqiangbeisystem-02</text:p>
          </table:table-cell>
          <table:table-cell office:value-type="float" office:value="22.539647">
            <text:p>22.53964700000000</text:p>
          </table:table-cell>
          <table:table-cell office:value-type="float" office:value="114.091741">
            <text:p>114.0917410000000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Tongtiandi Telecomunication Market / Long Sheng Communtication Market</text:p>
          </table:table-cell>
          <table:table-cell office:value-type="string">
            <text:p>http://oomlout.co.uk/pages/hqbs-huaqiangbeisystem-03</text:p>
          </table:table-cell>
          <table:table-cell office:value-type="float" office:value="22.539714">
            <text:p>22.53971400000000</text:p>
          </table:table-cell>
          <table:table-cell office:value-type="float" office:value="114.091194">
            <text:p>114.0911940000000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Pong Yuen Communication accessories Hall</text:p>
          </table:table-cell>
          <table:table-cell office:value-type="string">
            <text:p>http://oomlout.co.uk/pages/hqbs-huaqiangbeisystem-04</text:p>
          </table:table-cell>
          <table:table-cell office:value-type="float" office:value="22.539726">
            <text:p>22.53972600000000</text:p>
          </table:table-cell>
          <table:table-cell office:value-type="float" office:value="114.09062">
            <text:p>114.0906200000000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Hau Qiang Metro Shopping Mall</text:p>
          </table:table-cell>
          <table:table-cell office:value-type="string">
            <text:p>http://oomlout.co.uk/pages/hqbs-huaqiangbeisystem-05</text:p>
          </table:table-cell>
          <table:table-cell office:value-type="float" office:value="22.540271">
            <text:p>22.54027100000000</text:p>
          </table:table-cell>
          <table:table-cell office:value-type="float" office:value="114.086393">
            <text:p>114.0863930000000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SEG Market</text:p>
          </table:table-cell>
          <table:table-cell office:value-type="string">
            <text:p>http://oomlout.co.uk/pages/hqbs-huaqiangbeisystem-06</text:p>
          </table:table-cell>
          <table:table-cell office:value-type="float" office:value="22.541337">
            <text:p>22.54133700000000</text:p>
          </table:table-cell>
          <table:table-cell office:value-type="float" office:value="114.087506">
            <text:p>114.0875060000000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HQ Mart 01</text:p>
          </table:table-cell>
          <table:table-cell office:value-type="string">
            <text:p>http://oomlout.co.uk/pages/hqbs-huaqiangbeisystem-07</text:p>
          </table:table-cell>
          <table:table-cell office:value-type="float" office:value="22.540898">
            <text:p>22.54089800000000</text:p>
          </table:table-cell>
          <table:table-cell office:value-type="float" office:value="114.086136">
            <text:p>114.08613600000000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string">
            <text:p>HQ Mart 03</text:p>
          </table:table-cell>
          <table:table-cell office:value-type="string">
            <text:p>http://oomlout.co.uk/pages/hqbs-huaqiangbeisystem-09</text:p>
          </table:table-cell>
          <table:table-cell office:value-type="float" office:value="22.541706">
            <text:p>22.54170600000000</text:p>
          </table:table-cell>
          <table:table-cell office:value-type="float" office:value="114.086249">
            <text:p>114.08624900000000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HQ Electronics World (LED Building)</text:p>
          </table:table-cell>
          <table:table-cell office:value-type="string">
            <text:p>http://oomlout.co.uk/pages/hqbs-huaqiangbeisystem-10</text:p>
          </table:table-cell>
          <table:table-cell office:value-type="float" office:value="22.542469">
            <text:p>22.54246900000000</text:p>
          </table:table-cell>
          <table:table-cell office:value-type="float" office:value="114.086195">
            <text:p>114.08619500000000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Security Building</text:p>
          </table:table-cell>
          <table:table-cell office:value-type="string">
            <text:p>http://oomlout.co.uk/pages/hqbs-huaqiangbeisystem-11</text:p>
          </table:table-cell>
          <table:table-cell office:value-type="float" office:value="22.542568">
            <text:p>22.54256800000000</text:p>
          </table:table-cell>
          <table:table-cell office:value-type="float" office:value="114.088182">
            <text:p>114.08818200000000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Golcunda Cyber Plaza</text:p>
          </table:table-cell>
          <table:table-cell office:value-type="string">
            <text:p>http://oomlout.co.uk/pages/hqbs-huaqiangbeisystem-12</text:p>
          </table:table-cell>
          <table:table-cell office:value-type="float" office:value="22.542625">
            <text:p>22.54262500000000</text:p>
          </table:table-cell>
          <table:table-cell office:value-type="float" office:value="114.088823">
            <text:p>114.08882300000000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Long Shen Accesory Market</text:p>
          </table:table-cell>
          <table:table-cell office:value-type="string">
            <text:p>http://oomlout.co.uk/pages/hqbs-huaqiangbeisystem-13</text:p>
          </table:table-cell>
          <table:table-cell office:value-type="float" office:value="22.543438">
            <text:p>22.54343800000000</text:p>
          </table:table-cell>
          <table:table-cell office:value-type="float" office:value="114.088833">
            <text:p>114.0888330000000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Foreign Trade Wholesale Centre</text:p>
          </table:table-cell>
          <table:table-cell office:value-type="string">
            <text:p>http://oomlout.co.uk/pages/hqbs-huaqiangbeisystem-14</text:p>
          </table:table-cell>
          <table:table-cell office:value-type="float" office:value="22.54209">
            <text:p>22.54209000000000</text:p>
          </table:table-cell>
          <table:table-cell office:value-type="float" office:value="114.088216">
            <text:p>114.0882160000000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Wan Shang Hui</text:p>
          </table:table-cell>
          <table:table-cell office:value-type="string">
            <text:p>http://oomlout.co.uk/pages/hqbs-huaqiangbeisystem-15</text:p>
          </table:table-cell>
          <table:table-cell office:value-type="float" office:value="22.541612">
            <text:p>22.54161200000000</text:p>
          </table:table-cell>
          <table:table-cell office:value-type="float" office:value="114.088849">
            <text:p>114.0888490000000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Huitom Security Products Harbor</text:p>
          </table:table-cell>
          <table:table-cell office:value-type="string">
            <text:p>http://oomlout.co.uk/pages/hqbs-huaqiangbeisystem-16</text:p>
          </table:table-cell>
          <table:table-cell office:value-type="float" office:value="22.543205">
            <text:p>22.54320500000000</text:p>
          </table:table-cell>
          <table:table-cell office:value-type="float" office:value="114.08812">
            <text:p>114.0881200000000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SED Electronics Communication Market</text:p>
          </table:table-cell>
          <table:table-cell office:value-type="string">
            <text:p>http://oomlout.co.uk/pages/hqbs-huaqiangbeisystem-17</text:p>
          </table:table-cell>
          <table:table-cell office:value-type="float" office:value="22.544729">
            <text:p>22.54472900000000</text:p>
          </table:table-cell>
          <table:table-cell office:value-type="float" office:value="114.089543">
            <text:p>114.0895430000000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City Mingtong Digital </text:p>
          </table:table-cell>
          <table:table-cell office:value-type="string">
            <text:p>http://oomlout.co.uk/pages/hqbs-huaqiangbeisystem-18</text:p>
          </table:table-cell>
          <table:table-cell office:value-type="float" office:value="22.54479">
            <text:p>22.54479000000000</text:p>
          </table:table-cell>
          <table:table-cell office:value-type="float" office:value="114.088973">
            <text:p>114.0889730000000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Shippers Row</text:p>
          </table:table-cell>
          <table:table-cell office:value-type="string">
            <text:p>http://oomlout.co.uk/pages/hqbs-huaqiangbeisystem-19</text:p>
          </table:table-cell>
          <table:table-cell office:value-type="float" office:value="22.543703">
            <text:p>22.54370300000000</text:p>
          </table:table-cell>
          <table:table-cell office:value-type="float" office:value="114.088785">
            <text:p>114.08878500000000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SEG Market North</text:p>
          </table:table-cell>
          <table:table-cell office:value-type="string">
            <text:p>http://oomlout.co.uk/pages/hqbs-huaqiangbeisystem-20</text:p>
          </table:table-cell>
          <table:table-cell office:value-type="float" office:value="22.541958">
            <text:p>22.54195800000000</text:p>
          </table:table-cell>
          <table:table-cell office:value-type="float" office:value="114.08714">
            <text:p>114.08714000000000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SAE – South Asia Electronics</text:p>
          </table:table-cell>
          <table:table-cell office:value-type="string">
            <text:p>http://oomlout.co.uk/pages/hqbs-huaqiangbeisystem-21</text:p>
          </table:table-cell>
          <table:table-cell office:value-type="float" office:value="22.542447">
            <text:p>22.54244700000000</text:p>
          </table:table-cell>
          <table:table-cell office:value-type="float" office:value="114.085046">
            <text:p>114.08504600000000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Duhui Electronics City</text:p>
          </table:table-cell>
          <table:table-cell office:value-type="string">
            <text:p>http://oomlout.co.uk/pages/hqbs-huaqiangbeisystem-23</text:p>
          </table:table-cell>
          <table:table-cell office:value-type="float" office:value="22.54182">
            <text:p>22.54182000000000</text:p>
          </table:table-cell>
          <table:table-cell office:value-type="float" office:value="114.084984">
            <text:p>114.08498400000000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HQ Mart (New LED Building)</text:p>
          </table:table-cell>
          <table:table-cell office:value-type="string">
            <text:p>http://oomlout.co.uk/pages/hqbs-huaqiangbeisystem-24</text:p>
          </table:table-cell>
          <table:table-cell office:value-type="float" office:value="22.541084">
            <text:p>22.54108400000000</text:p>
          </table:table-cell>
          <table:table-cell office:value-type="float" office:value="114.084982">
            <text:p>114.08498200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"/>
        <table:table-row table:style-name="ro1">
          <table:table-cell office:value-type="string">
            <text:p>Building No.</text:p>
          </table:table-cell>
          <table:table-cell office:value-type="string">
            <text:p>HAXLR8R ID</text:p>
          </table:table-cell>
          <table:table-cell office:value-type="string">
            <text:p>SEEED ID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/>
          <table:table-cell office:value-type="string">
            <text:p>Shenzhen New World Communication Electronics Market</text:p>
          </table:table-cell>
          <table:table-cell office:value-type="string">
            <text:p>http://oomlout.co.uk/pages/hqbs-huaqiangbeisystem-01</text:p>
          </table:table-cell>
          <table:table-cell office:value-type="float" office:value="22.539897">
            <text:p>22.53989700000000</text:p>
          </table:table-cell>
          <table:table-cell office:value-type="float" office:value="114.091522">
            <text:p>114.09152200000000</text:p>
          </table:table-cell>
        </table:table-row>
        <table:table-row table:style-name="ro1">
          <table:table-cell office:value-type="string">
            <text:p>02</text:p>
          </table:table-cell>
          <table:table-cell table:number-columns-repeated="2"/>
          <table:table-cell office:value-type="string">
            <text:p>Macheng Building</text:p>
          </table:table-cell>
          <table:table-cell office:value-type="string">
            <text:p>http://oomlout.co.uk/pages/hqbs-huaqiangbeisystem-02</text:p>
          </table:table-cell>
          <table:table-cell office:value-type="float" office:value="22.539476">
            <text:p>22.53947600000000</text:p>
          </table:table-cell>
          <table:table-cell office:value-type="float" office:value="114.091741">
            <text:p>114.09174100000000</text:p>
          </table:table-cell>
        </table:table-row>
        <table:table-row table:style-name="ro1">
          <table:table-cell office:value-type="string">
            <text:p>03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Tongtiandi Telecomunication Market / Long Sheng Communtication Market</text:p>
          </table:table-cell>
          <table:table-cell office:value-type="string">
            <text:p>http://oomlout.co.uk/pages/hqbs-huaqiangbeisystem-03</text:p>
          </table:table-cell>
          <table:table-cell office:value-type="float" office:value="22.540257">
            <text:p>22.54025700000000</text:p>
          </table:table-cell>
          <table:table-cell office:value-type="float" office:value="114.090172">
            <text:p>114.09017200000000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/>
          <table:table-cell office:value-type="string">
            <text:p>Pong Yuen Communication accessories Hall</text:p>
          </table:table-cell>
          <table:table-cell office:value-type="string">
            <text:p>http://oomlout.co.uk/pages/hqbs-huaqiangbeisystem-04</text:p>
          </table:table-cell>
          <table:table-cell office:value-type="float" office:value="22.540317">
            <text:p>22.54031700000000</text:p>
          </table:table-cell>
          <table:table-cell office:value-type="float" office:value="114.0883">
            <text:p>114.08830000000000</text:p>
          </table:table-cell>
        </table:table-row>
        <table:table-row table:style-name="ro1">
          <table:table-cell office:value-type="string">
            <text:p>05</text:p>
          </table:table-cell>
          <table:table-cell table:number-columns-repeated="2"/>
          <table:table-cell office:value-type="string">
            <text:p>Hau Qiang Metro Shopping Mall</text:p>
          </table:table-cell>
          <table:table-cell office:value-type="string">
            <text:p>http://oomlout.co.uk/pages/hqbs-huaqiangbeisystem-05</text:p>
          </table:table-cell>
          <table:table-cell office:value-type="float" office:value="22.540228">
            <text:p>22.54022800000000</text:p>
          </table:table-cell>
          <table:table-cell office:value-type="float" office:value="114.086594">
            <text:p>114.0865940000000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SEG Market</text:p>
          </table:table-cell>
          <table:table-cell office:value-type="string">
            <text:p>http://oomlout.co.uk/pages/hqbs-huaqiangbeisystem-06</text:p>
          </table:table-cell>
          <table:table-cell office:value-type="float" office:value="22.541337">
            <text:p>22.54133700000000</text:p>
          </table:table-cell>
          <table:table-cell office:value-type="float" office:value="114.087506">
            <text:p>114.0875060000000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1</text:p>
          </table:table-cell>
          <table:table-cell office:value-type="string">
            <text:p>http://oomlout.co.uk/pages/hqbs-huaqiangbeisystem-07</text:p>
          </table:table-cell>
          <table:table-cell office:value-type="float" office:value="22.540898">
            <text:p>22.54089800000000</text:p>
          </table:table-cell>
          <table:table-cell office:value-type="float" office:value="114.086136">
            <text:p>114.08613600000000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3</text:p>
          </table:table-cell>
          <table:table-cell office:value-type="string">
            <text:p>http://oomlout.co.uk/pages/hqbs-huaqiangbeisystem-09</text:p>
          </table:table-cell>
          <table:table-cell office:value-type="float" office:value="22.541706">
            <text:p>22.54170600000000</text:p>
          </table:table-cell>
          <table:table-cell office:value-type="float" office:value="114.086249">
            <text:p>114.08624900000000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Electronics World (LED Building)</text:p>
          </table:table-cell>
          <table:table-cell office:value-type="string">
            <text:p>http://oomlout.co.uk/pages/hqbs-huaqiangbeisystem-10</text:p>
          </table:table-cell>
          <table:table-cell office:value-type="float" office:value="22.542469">
            <text:p>22.54246900000000</text:p>
          </table:table-cell>
          <table:table-cell office:value-type="float" office:value="114.086195">
            <text:p>114.08619500000000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Tai Ping Yang Security Equipments Market</text:p>
          </table:table-cell>
          <table:table-cell office:value-type="string">
            <text:p>http://oomlout.co.uk/pages/hqbs-huaqiangbeisystem-11</text:p>
          </table:table-cell>
          <table:table-cell office:value-type="float" office:value="22.542568">
            <text:p>22.54256800000000</text:p>
          </table:table-cell>
          <table:table-cell office:value-type="float" office:value="114.088182">
            <text:p>114.08818200000000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Golcunda Cyber Plaza</text:p>
          </table:table-cell>
          <table:table-cell office:value-type="string">
            <text:p>http://oomlout.co.uk/pages/hqbs-huaqiangbeisystem-12</text:p>
          </table:table-cell>
          <table:table-cell office:value-type="float" office:value="22.542625">
            <text:p>22.54262500000000</text:p>
          </table:table-cell>
          <table:table-cell office:value-type="float" office:value="114.088823">
            <text:p>114.08882300000000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Long Sheng Accesory Market</text:p>
          </table:table-cell>
          <table:table-cell office:value-type="string">
            <text:p>http://oomlout.co.uk/pages/hqbs-huaqiangbeisystem-13</text:p>
          </table:table-cell>
          <table:table-cell office:value-type="float" office:value="22.543438">
            <text:p>22.54343800000000</text:p>
          </table:table-cell>
          <table:table-cell office:value-type="float" office:value="114.088833">
            <text:p>114.0888330000000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Foreign Trade Wholesale Centre</text:p>
          </table:table-cell>
          <table:table-cell office:value-type="string">
            <text:p>http://oomlout.co.uk/pages/hqbs-huaqiangbeisystem-14</text:p>
          </table:table-cell>
          <table:table-cell office:value-type="float" office:value="22.54209">
            <text:p>22.54209000000000</text:p>
          </table:table-cell>
          <table:table-cell office:value-type="float" office:value="114.088216">
            <text:p>114.0882160000000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Wan Shang Hui</text:p>
          </table:table-cell>
          <table:table-cell office:value-type="string">
            <text:p>http://oomlout.co.uk/pages/hqbs-huaqiangbeisystem-15</text:p>
          </table:table-cell>
          <table:table-cell office:value-type="float" office:value="22.541612">
            <text:p>22.54161200000000</text:p>
          </table:table-cell>
          <table:table-cell office:value-type="float" office:value="114.088849">
            <text:p>114.08884900000000</text:p>
          </table:table-cell>
        </table:table-row>
        <table:table-row table:style-name="ro1">
          <table:table-cell office:value-type="string">
            <text:p>16</text:p>
          </table:table-cell>
          <table:table-cell table:number-columns-repeated="2"/>
          <table:table-cell office:value-type="string">
            <text:p>Huitong Security Products Harbor</text:p>
          </table:table-cell>
          <table:table-cell office:value-type="string">
            <text:p>http://oomlout.co.uk/pages/hqbs-huaqiangbeisystem-16</text:p>
          </table:table-cell>
          <table:table-cell office:value-type="float" office:value="22.543205">
            <text:p>22.54320500000000</text:p>
          </table:table-cell>
          <table:table-cell office:value-type="float" office:value="114.08812">
            <text:p>114.0881200000000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ED Electronics Communication Market</text:p>
          </table:table-cell>
          <table:table-cell office:value-type="string">
            <text:p>http://oomlout.co.uk/pages/hqbs-huaqiangbeisystem-17</text:p>
          </table:table-cell>
          <table:table-cell office:value-type="float" office:value="22.544729">
            <text:p>22.54472900000000</text:p>
          </table:table-cell>
          <table:table-cell office:value-type="float" office:value="114.089543">
            <text:p>114.0895430000000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City Mingtong Digital </text:p>
          </table:table-cell>
          <table:table-cell office:value-type="string">
            <text:p>http://oomlout.co.uk/pages/hqbs-huaqiangbeisystem-18</text:p>
          </table:table-cell>
          <table:table-cell office:value-type="float" office:value="22.54479">
            <text:p>22.54479000000000</text:p>
          </table:table-cell>
          <table:table-cell office:value-type="float" office:value="114.088973">
            <text:p>114.08897300000000</text:p>
          </table:table-cell>
        </table:table-row>
        <table:table-row table:style-name="ro1">
          <table:table-cell office:value-type="string">
            <text:p>19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hippers Row</text:p>
          </table:table-cell>
          <table:table-cell office:value-type="string">
            <text:p>http://oomlout.co.uk/pages/hqbs-huaqiangbeisystem-19</text:p>
          </table:table-cell>
          <table:table-cell office:value-type="float" office:value="22.543703">
            <text:p>22.54370300000000</text:p>
          </table:table-cell>
          <table:table-cell office:value-type="float" office:value="114.088785">
            <text:p>114.08878500000000</text:p>
          </table:table-cell>
        </table:table-row>
        <table:table-row table:style-name="ro1">
          <table:table-cell office:value-type="string">
            <text:p>20</text:p>
          </table:table-cell>
          <table:table-cell table:number-columns-repeated="2"/>
          <table:table-cell office:value-type="string">
            <text:p>SEG Market North</text:p>
          </table:table-cell>
          <table:table-cell office:value-type="string">
            <text:p>http://oomlout.co.uk/pages/hqbs-huaqiangbeisystem-20</text:p>
          </table:table-cell>
          <table:table-cell office:value-type="float" office:value="22.541958">
            <text:p>22.54195800000000</text:p>
          </table:table-cell>
          <table:table-cell office:value-type="float" office:value="114.08714">
            <text:p>114.08714000000000</text:p>
          </table:table-cell>
        </table:table-row>
        <table:table-row table:style-name="ro1">
          <table:table-cell office:value-type="string">
            <text:p>21</text:p>
          </table:table-cell>
          <table:table-cell table:number-columns-repeated="2"/>
          <table:table-cell office:value-type="string">
            <text:p>SAE – South Asia Electronics</text:p>
          </table:table-cell>
          <table:table-cell office:value-type="string">
            <text:p>http://oomlout.co.uk/pages/hqbs-huaqiangbeisystem-21</text:p>
          </table:table-cell>
          <table:table-cell office:value-type="float" office:value="22.542447">
            <text:p>22.54244700000000</text:p>
          </table:table-cell>
          <table:table-cell office:value-type="float" office:value="114.085046">
            <text:p>114.08504600000000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uhui Electronics City</text:p>
          </table:table-cell>
          <table:table-cell office:value-type="string">
            <text:p>http://oomlout.co.uk/pages/hqbs-huaqiangbeisystem-23</text:p>
          </table:table-cell>
          <table:table-cell office:value-type="float" office:value="22.54182">
            <text:p>22.54182000000000</text:p>
          </table:table-cell>
          <table:table-cell office:value-type="float" office:value="114.084984">
            <text:p>114.08498400000000</text:p>
          </table:table-cell>
        </table:table-row>
        <table:table-row table:style-name="ro1">
          <table:table-cell office:value-type="string">
            <text:p>24</text:p>
          </table:table-cell>
          <table:table-cell table:number-columns-repeated="2"/>
          <table:table-cell office:value-type="string">
            <text:p>HQ Mart (New LED Building)</text:p>
          </table:table-cell>
          <table:table-cell office:value-type="string">
            <text:p>http://oomlout.co.uk/pages/hqbs-huaqiangbeisystem-24</text:p>
          </table:table-cell>
          <table:table-cell office:value-type="float" office:value="22.541084">
            <text:p>22.54108400000000</text:p>
          </table:table-cell>
          <table:table-cell office:value-type="float" office:value="114.084982">
            <text:p>114.08498200000000</text:p>
          </table:table-cell>
        </table:table-row>
        <table:table-row table:style-name="ro1" table:number-rows-repeated="65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10/03/2014</text:date>, <text:time>06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0T06:26:19.82</meta:creation-date>
    <dc:date>2014-03-10T06:56:01.81</dc:date>
    <meta:editing-duration>PT00H29M41S</meta:editing-duration>
    <meta:editing-cycles>2</meta:editing-cycles>
    <meta:generator>OpenOffice.org/3.2$Win32 OpenOffice.org_project/320m18$Build-9502</meta:generator>
    <meta:document-statistic meta:table-count="3" meta:cell-count="256" meta:object-count="0"/>
  </office:meta>
</office:document-meta>
</file>